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imbus Mono PS1" svg:font-family="'Nimbus Mono PS'" style:font-pitch="variable"/>
    <style:font-face style:name="Nimbus Mono PS2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Nimbus Mono PS" fo:font-size="9pt"/>
    </style:style>
    <style:style style:name="P3" style:family="paragraph">
      <loext:graphic-properties draw:fill="none" draw:fill-color="#ffffff"/>
      <style:text-properties style:font-name="Nimbus Mono PS" fo:font-size="9pt"/>
    </style:style>
    <style:style style:name="P4" style:family="paragraph">
      <loext:graphic-properties draw:fill="none" draw:fill-color="#ffffff"/>
      <style:text-properties style:font-name="Nimbus Mono PS" fo:font-size="9pt" style:font-size-asian="18pt" style:font-size-complex="18pt"/>
    </style:style>
    <style:style style:name="P5" style:family="paragraph">
      <style:paragraph-properties fo:margin-left="0cm" fo:margin-right="0cm" fo:margin-top="0.374cm" fo:margin-bottom="0cm" fo:text-indent="0cm"/>
    </style:style>
    <style:style style:name="T1" style:family="text">
      <style:text-properties style:font-name="Nimbus Mono PS" fo:font-size="16pt" style:font-size-asian="36pt" style:font-size-complex="36pt"/>
    </style:style>
    <style:style style:name="T2" style:family="text">
      <style:text-properties style:font-name="Nimbus Mono PS" fo:font-size="16pt" style:font-size-asian="72pt" style:font-size-complex="72pt"/>
    </style:style>
    <style:style style:name="T3" style:family="text">
      <style:text-properties style:font-name="Nimbus Mono PS" fo:font-size="9pt"/>
    </style:style>
    <style:style style:name="T4" style:family="text">
      <style:text-properties style:font-name="Nimbus Mono PS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Nimbus Mono P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imbus Mono PS" fo:font-size="15pt" style:font-size-asian="32pt" style:font-size-complex="32pt"/>
    </style:style>
    <style:style style:name="T8" style:family="text">
      <style:text-properties style:font-name="Nimbus Mono PS" fo:font-size="1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New Additions in zeptoforth 1.9.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loating Poin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zeptoforth 1.9.0 adds support for hardware single-precision floating point numerics.</text:p>
              </text:list-item>
              <text:list-item>
                <text:p>It is not supported on the RP2040 or STM32F411 (on the latter to save precious flash space, due to it having only 512 KB of flash).</text:p>
              </text:list-item>
              <text:list-item>
                <text:p>Floating-point values live on the same stacks as other data; there is no separate floating-point stack.</text:p>
              </text:list-item>
              <text:list-item>
                <text:p>Conversions to and from strings are supported.</text:p>
              </text:list-item>
              <text:list-item>
                <text:p>Common functions, including exp and ln and trigonometric and hyperbolic functions, are supporte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loating Point in Action</text:p>
          </draw:text-box>
        </draw:frame>
        <draw:frame draw:style-name="gr2" draw:text-style-name="P3" draw:layer="layout" svg:width="26.67cm" svg:height="11.381cm" svg:x="0.635cm" svg:y="2.541cm">
          <draw:text-box>
            <text:p text:style-name="P2"><text:span text:style-name="T1">Welcome to zeptoforth</text:span></text:p>
            <text:p text:style-name="P2"><text:span text:style-name="T1">Built for rp2350, version 1.9.0, on Thu Nov 14 01:33:19 PM CST 2024</text:span></text:p>
            <text:p text:style-name="P2"><text:span text:style-name="T1">zeptoforth comes with ABSOLUTELY NO WARRANTY: for details type `license'</text:span></text:p>
            <text:p text:style-name="P2"><text:span text:style-name="T1"><text:s/></text:span><text:span text:style-name="T1">ok</text:span></text:p>
            <text:p text:style-name="P2"><text:span text:style-name="T1">enable-line <text:s/>ok</text:span></text:p>
            <text:p text:style-name="P2"><text:span text:style-name="T1">float32 import <text:s/>ok</text:span></text:p>
            <text:p text:style-name="P2"><text:span text:style-name="T1">vpi 2e0 v/ vsin v. 1e0 <text:s/>ok</text:span></text:p>
            <text:p text:style-name="P2"><text:span text:style-name="T1">1e0 vasin v. 1.570797e0 <text:s/>ok</text:span></text:p>
            <text:p text:style-name="P2"><text:span text:style-name="T1">1e0 vexp v. 2.718281e0 <text:s/>ok</text:span></text:p>
            <text:p text:style-name="P2"><text:span text:style-name="T1">0.5e0 0.5e0 vatan2 v. 7.853981e-1 <text:s/>ok</text:span></text:p>
            <text:p text:style-name="P2"><text:span text:style-name="T1">0.5e0 0.5e0 vatan2 vtan v. 1e0 <text:s/>ok</text:span></text:p>
            <text:p text:style-name="P2"><text:span text:style-name="T1">3e0 vsqrt v. 1.73205e0 <text:s/>ok</text:span></text:p>
            <text:p text:style-name="P2"><text:span text:style-name="T1">3e0 vln v. 1.098612e0 <text:s/>ok</text:span></text:p>
            <text:p text:style-name="P2"><text:span text:style-name="T1">3e0 vln vexp v. 3e0 <text:s/>ok</text:span></text:p>
            <text:p text:style-name="P2"><text:span text:style-name="T1">2e0 3e0 v+ 5e0 v+ v. 1e1 <text:s/>ok</text:span></text:p>
            <text:p text:style-name="P2"><text:span text:style-name="T1">5e0 2e0 v* 3e0 v/ v. 3.333333e0 <text:s/>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plex Number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zeptoforth 1.9.0 adds optional support for complex numbers on platforms which support hardware single-precision floating point.</text:p>
              </text:list-item>
              <text:list-item>
                <text:p>It is not supported on the RP2040 or STM32F411, due to hardware single-precision floating point not being supported on these platforms.</text:p>
              </text:list-item>
              <text:list-item>
                <text:p>Complex numbers are represented as double cells.</text:p>
              </text:list-item>
              <text:list-item>
                <text:p>Conversions to and from strings are supported.</text:p>
              </text:list-item>
              <text:list-item>
                <text:p>Common functions, including exp and ln and trigonometric and hyperbolic functions, are supporte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lex Numbers in Action</text:p>
          </draw:text-box>
        </draw:frame>
        <draw:frame draw:style-name="gr2" draw:text-style-name="P3" draw:layer="layout" svg:width="26.67cm" svg:height="11.511cm" svg:x="0.635cm" svg:y="2.541cm">
          <draw:text-box>
            <text:p text:style-name="P2"><text:span text:style-name="T2">Welcome to zeptoforth</text:span></text:p>
            <text:p text:style-name="P2"><text:span text:style-name="T2">Built for rp2350, version 1.9.0, on Thu Nov 14 01:33:19 PM CST 2024</text:span></text:p>
            <text:p text:style-name="P2"><text:span text:style-name="T2">zeptoforth comes with ABSOLUTELY NO WARRANTY: for details type `license'</text:span></text:p>
            <text:p text:style-name="P2"><text:span text:style-name="T2"><text:s/></text:span><text:span text:style-name="T2">ok</text:span></text:p>
            <text:p text:style-name="P2"><text:span text:style-name="T2">enable-line <text:s/>ok</text:span></text:p>
            <text:p text:style-name="P2"><text:span text:style-name="T2">float32 import complex-float32 import <text:s/>ok</text:span></text:p>
            <text:p text:style-name="P2"><text:span text:style-name="T2">-1e0 cvreal cvsqrt cv. 0e0+1e0i <text:s/>ok</text:span></text:p>
            <text:p text:style-name="P2"><text:span text:style-name="T2">1e0 cvimag 2dup cv* cv. -1e0+0e0i <text:s/>ok</text:span></text:p>
            <text:p text:style-name="P2"><text:span text:style-name="T2">-1+0i cvnegate cv. 1e0+0e0i <text:s/>ok</text:span></text:p>
            <text:p text:style-name="P2"><text:span text:style-name="T2">-1e0 cvreal cvsqrt cvabs v. 1e0 <text:s/>ok</text:span></text:p>
            <text:p text:style-name="P2"><text:span text:style-name="T2">-1e0 cvreal cvsqrt cvarg v. 1.570797e0 <text:s/>ok</text:span></text:p>
            <text:p text:style-name="P2"><text:span text:style-name="T2">-1e0 cvreal cvsqrt cvexp cv. 5.403022e-1+8.41471e-1i <text:s/>ok</text:span></text:p>
            <text:p text:style-name="P2"><text:span text:style-name="T2">-1e0 cvreal cvsqrt cvexp cvln cv. -5.960464e-8+1e0i <text:s/>ok</text:span></text:p>
            <text:p text:style-name="P2"><text:span text:style-name="T2">-1e0 cvreal cvsqrt cvexp cvln 2dup cv* cv. -1e0-1.192092e-7i <text:s/>ok</text:span></text:p>
            <text:p text:style-name="P2"><text:span text:style-name="T2">-1e0 cvreal cvsqrt cvsin cv. 0e0+1.175201e0i <text:s/>ok</text:span></text:p>
            <text:p text:style-name="P2"><text:span text:style-name="T2">-1e0 cvreal cvsqrt cvsin cvasin cv. 0e0+1e0i <text:s/>ok</text:span></text:p>
            <text:p text:style-name="P2"><text:span text:style-name="T2">-1e0 cvreal cvsqrt cvcos cv. 1.54308e0+0e0i <text:s/>ok</text:span></text:p>
            <text:p text:style-name="P2"><text:span text:style-name="T2">-1e0 cvreal cvsqrt cvcos cvacos cv. 0e0+9.999998e-1i <text:s/>ok</text:span></text:p>
            <text:p text:style-name="P2"><text:span text:style-name="T2">-1e0 cvreal cvsqrt cvtan cv. 0e0+7.615941e-1i <text:s/>ok</text:span></text:p>
            <text:p text:style-name="P2"><text:span text:style-name="T2">-1e0 cvreal cvsqrt cvtan cvatan cv. 0e0+9.999999e-1i <text:s/>ok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lesystem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zeptoforth 1.9.0 adds a current directory concept.</text:p>
              </text:list-item>
              <text:list-item>
                <text:p>It is by default applied across all tasks.</text:p>
              </text:list-item>
              <text:list-item>
                <text:p>However, current directories can be set within particular xt's, which separate them and tasks started by them from any outside shared current directory.</text:p>
              </text:list-item>
              <text:list-item>
                <text:p>zeptoforth 1.9.0 adds optional support for FAT32 filesystems in PSRAM on RP2350 boards with PSRAM such as the Pimoroni Pico Plus 2.</text:p>
              </text:list-item>
              <text:list-item>
                <text:p>This enables using PSRAM as a large RAM disk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Working with Filesystems</text:p>
          </draw:text-box>
        </draw:frame>
        <draw:frame draw:style-name="gr2" draw:text-style-name="P3" draw:layer="layout" svg:width="26.67cm" svg:height="11.381cm" svg:x="0.635cm" svg:y="2.54cm">
          <draw:text-box>
            <text:p text:style-name="P2"><text:span text:style-name="T3">Welcome to zeptoforth</text:span></text:p>
            <text:p text:style-name="P2"><text:span text:style-name="T3">Built for rp2350, version 1.9.0, on Thu Nov 14 01:33:19 PM CST 2024</text:span></text:p>
            <text:p text:style-name="P2"><text:span text:style-name="T3">zeptoforth comes with ABSOLUTELY NO WARRANTY: for details type `license'</text:span></text:p>
            <text:p text:style-name="P2"><text:span text:style-name="T3"><text:s/></text:span><text:span text:style-name="T3">ok</text:span></text:p>
            <text:p text:style-name="P2"><text:span text:style-name="T3">fat32-tools import enable-line <text:s/>ok</text:span></text:p>
            <text:p text:style-name="P2"><text:span text:style-name="T3">psram-fat32::psram-fs@ current-fs! <text:s/>ok</text:span></text:p>
            <text:p text:style-name="P2"><text:span text:style-name="T3">s" " list-dir </text:span></text:p>
            <text:p text:style-name="P2"><text:span text:style-name="T3">filename <text:s text:c="4"/>creation date <text:s text:c="12"/>modification date <text:s text:c="8"/>file size</text:span></text:p>
            <text:p text:style-name="P2"><text:span text:style-name="T3">------------ ------------------------- ------------------------- ---------- ok</text:span></text:p>
            <text:p text:style-name="P2"><text:span text:style-name="T3">s" FOO" create-dir <text:s/>ok</text:span></text:p>
            <text:p text:style-name="P2"><text:span text:style-name="T3">s" BAR" create-dir <text:s/>ok</text:span></text:p>
            <text:p text:style-name="P2"><text:span text:style-name="T3">s" BAZ" create-dir <text:s/>ok</text:span></text:p>
            <text:p text:style-name="P2"><text:span text:style-name="T3">s" This is only a test!" s" FOO/TEST.TXT" create-file <text:s/>ok</text:span></text:p>
            <text:p text:style-name="P2"><text:span text:style-name="T3">s" This is still only a test!" s" FOO/TEST1.TXT" create-file <text:s/>ok</text:span></text:p>
            <text:p text:style-name="P2"><text:span text:style-name="T3">s" FOO" list-dir </text:span></text:p>
            <text:p text:style-name="P2"><text:span text:style-name="T3">filename <text:s text:c="4"/>creation date <text:s text:c="12"/>modification date <text:s text:c="8"/>file size</text:span></text:p>
            <text:p text:style-name="P2"><text:span text:style-name="T3">------------ ------------------------- ------------------------- ----------</text:span></text:p>
            <text:p text:style-name="P2"><text:span text:style-name="T3">./ <text:s text:c="10"/>Tue, 01 Jan 1980 00:09:42 Tue, 01 Jan 1980 00:09:42 </text:span></text:p>
            <text:p text:style-name="P2"><text:span text:style-name="T3">../ <text:s text:c="9"/>Tue, 01 Jan 1980 00:09:42 Tue, 01 Jan 1980 00:09:42 </text:span></text:p>
            <text:p text:style-name="P2"><text:span text:style-name="T3">TEST.TXT <text:s text:c="4"/>Tue, 01 Jan 1980 00:10:48 Tue, 01 Jan 1980 00:10:48 <text:s text:c="8"/>20</text:span></text:p>
            <text:p text:style-name="P2"><text:span text:style-name="T3">TEST1.TXT <text:s text:c="3"/>Tue, 01 Jan 1980 00:11:12 Tue, 01 Jan 1980 00:11:12 <text:s text:c="8"/>26 ok</text:span></text:p>
            <text:p text:style-name="P2"><text:span text:style-name="T3">s" FOO" change-dir <text:s/>ok</text:span></text:p>
            <text:p text:style-name="P2"><text:span text:style-name="T3">s" " list-dir </text:span></text:p>
            <text:p text:style-name="P2"><text:span text:style-name="T3">filename <text:s text:c="4"/>creation date <text:s text:c="12"/>modification date <text:s text:c="8"/>file size</text:span></text:p>
            <text:p text:style-name="P2"><text:span text:style-name="T3">------------ ------------------------- ------------------------- ----------</text:span></text:p>
            <text:p text:style-name="P2"><text:span text:style-name="T3">./ <text:s text:c="10"/>Tue, 01 Jan 1980 00:09:42 Tue, 01 Jan 1980 00:09:42 </text:span></text:p>
            <text:p text:style-name="P2"><text:span text:style-name="T3">../ <text:s text:c="9"/>Tue, 01 Jan 1980 00:09:42 Tue, 01 Jan 1980 00:09:42 </text:span></text:p>
            <text:p text:style-name="P2"><text:span text:style-name="T3">TEST.TXT <text:s text:c="4"/>Tue, 01 Jan 1980 00:10:48 Tue, 01 Jan 1980 00:10:48 <text:s text:c="8"/>20</text:span></text:p>
            <text:p text:style-name="P2"><text:span text:style-name="T3">TEST1.TXT <text:s text:c="3"/>Tue, 01 Jan 1980 00:11:12 Tue, 01 Jan 1980 00:11:12 <text:s text:c="8"/>26 ok</text:span></text:p>
            <text:p text:style-name="P2"><text:span text:style-name="T3">s" .." list-dir </text:span></text:p>
            <text:p text:style-name="P2"><text:span text:style-name="T3">filename <text:s text:c="4"/>creation date <text:s text:c="12"/>modification date <text:s text:c="8"/>file size</text:span></text:p>
            <text:p text:style-name="P2"><text:span text:style-name="T3">------------ ------------------------- ------------------------- ----------</text:span></text:p>
            <text:p text:style-name="P2"><text:span text:style-name="T3">FOO/ <text:s text:c="8"/>Tue, 01 Jan 1980 00:09:42 Tue, 01 Jan 1980 00:11:12 </text:span></text:p>
            <text:p text:style-name="P2"><text:span text:style-name="T3">BAR/ <text:s text:c="8"/>Tue, 01 Jan 1980 00:09:45 Tue, 01 Jan 1980 00:09:44 </text:span></text:p>
            <text:p text:style-name="P2"><text:span text:style-name="T3">BAZ/ <text:s text:c="8"/>Tue, 01 Jan 1980 00:09:50 Tue, 01 Jan 1980 00:09:50 <text:s/>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tring Constants and Buffer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zeptoforth 1.9.0 adds a new kind of string, which is essentially a counted string but with a cell rather than byte storing the string length.</text:p>
              </text:list-item>
              <text:list-item>
                <text:p>This enables strings of any possible length to be trivially stored without resorting to null-termination.</text:p>
              </text:list-item>
              <text:list-item>
                <text:p>These strings are automatically cell-aligned.</text:p>
              </text:list-item>
              <text:list-item>
                <text:p>These strings can be compiled to the dictionary with <text:span text:style-name="T4">STRING,</text:span>.</text:p>
              </text:list-item>
              <text:list-item>
                <text:p><text:span text:style-name="T5">These strings can be read with </text:span><text:span text:style-name="T6">STRING@</text:span><text:span text:style-name="T5"> and written with </text:span><text:span text:style-name="T4">STRING!</text:span>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Working with String Constants and Buffers</text:p>
          </draw:text-box>
        </draw:frame>
        <draw:frame draw:style-name="gr2" draw:text-style-name="P4" draw:layer="layout" svg:width="26.67cm" svg:height="11.381cm" svg:x="0.635cm" svg:y="2.54cm">
          <draw:text-box>
            <text:p text:style-name="P2"><text:span text:style-name="T7">Welcome to zeptoforth</text:span></text:p>
            <text:p text:style-name="P2"><text:span text:style-name="T7">Built for rp2350, version 1.9.0, on Thu Nov 14 01:33:19 PM CST 2024</text:span></text:p>
            <text:p text:style-name="P2"><text:span text:style-name="T7">zeptoforth comes with ABSOLUTELY NO WARRANTY: for details type `license'</text:span></text:p>
            <text:p text:style-name="P2"><text:span text:style-name="T7"><text:s/></text:span><text:span text:style-name="T7">ok</text:span></text:p>
            <text:p text:style-name="P2"><text:span text:style-name="T7">enable-line <text:s/>ok</text:span></text:p>
            <text:p text:style-name="P2"><text:span text:style-name="T7">create test s" This is only a test, repeat, this is only a test!" string, <text:s/>ok</text:span></text:p>
            <text:p text:style-name="P2"><text:span text:style-name="T7">test string@ type This is only a test, repeat, this is only a test! ok</text:span></text:p>
            <text:p text:style-name="P2"><text:span text:style-name="T7">256 cell + buffer: my-buffer <text:s/>ok</text:span></text:p>
            <text:p text:style-name="P2"><text:span text:style-name="T7">test string@ my-buffer string! <text:s/>ok</text:span></text:p>
            <text:p text:style-name="P2"><text:span text:style-name="T7">my-buffer string@ type This is only a test, repeat, this is only a test! ok</text:span></text:p>
            <text:p text:style-name="P2"><text:span text:style-name="T7">s" This is still only a test!" my-buffer string! <text:s/>ok</text:span></text:p>
            <text:p text:style-name="P2"><text:span text:style-name="T7">my-buffer string@ type This is still only a test! ok</text:span></text:p>
            <text:p text:style-name="P2"><text:span text:style-name="T7">create test1 s" foo" string, s" bar" string, s" baz" string, s" quux" string, <text:s/>ok</text:span></text:p>
            <text:p text:style-name="P2"><text:span text:style-name="T7">test1 string@ type foo ok</text:span></text:p>
            <text:p text:style-name="P2"><text:span text:style-name="T7">test1 string@ + string@ type bar ok</text:span></text:p>
            <text:p text:style-name="P2"><text:span text:style-name="T7">test1 string@ + string@ + string@ type baz ok</text:span></text:p>
            <text:p text:style-name="P2"><text:span text:style-name="T7">test1 string@ + string@ + string@ + string@ type quux ok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adline Task Schedul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zeptoforth 1.9.0 reworks the multitasker to use task deadlines for scheduling.</text:p>
              </text:list-item>
              <text:list-item>
                <text:p>Tasks are sorted first by priority and then by deadline.</text:p>
              </text:list-item>
              <text:list-item>
                <text:p>This enables finer-grained control over scheduling than previously possible</text:p>
              </text:list-item>
              <text:list-item>
                <text:p><text:span text:style-name="T5">Tasks can have intervals between deadlines in ticks set with </text:span><text:span text:style-name="T6">TASK-INTERVAL! </text:span><text:span text:style-name="T5">and gotten with </text:span><text:span text:style-name="T6">TASK-INTERVAL@</text:span>.</text:p>
              </text:list-item>
              <text:list-item>
                <text:p text:style-name="P5"><text:span text:style-name="T5">Tasks can have deadlines in ticks manually set with </text:span><text:span text:style-name="T6">TASK-DEADLINE! </text:span><text:span text:style-name="T5">and gotten with </text:span><text:span text:style-name="T6">TASK-DEADLINE@</text:span>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Deadline Task Scheduling in Action</text:p>
          </draw:text-box>
        </draw:frame>
        <draw:frame draw:style-name="gr2" draw:text-style-name="P3" draw:layer="layout" svg:width="26.67cm" svg:height="11.511cm" svg:x="0.635cm" svg:y="2.54cm">
          <draw:text-box>
            <text:p text:style-name="P2"><text:span text:style-name="T8">Welcome to zeptoforth</text:span></text:p>
            <text:p text:style-name="P2"><text:span text:style-name="T8">Built for rp2350, version 1.9.0, on Thu Nov 14 01:33:19 PM CST 2024</text:span></text:p>
            <text:p text:style-name="P2"><text:span text:style-name="T8">zeptoforth comes with ABSOLUTELY NO WARRANTY: for details type `license'</text:span></text:p>
            <text:p text:style-name="P2"><text:span text:style-name="T8"><text:s/></text:span><text:span text:style-name="T8">ok</text:span></text:p>
            <text:p text:style-name="P2"><text:span text:style-name="T8">enable-line <text:s/>ok</text:span></text:p>
            <text:p text:style-name="P2"><text:span text:style-name="T8">task import <text:s/>ok</text:span></text:p>
            <text:p text:style-name="P2"><text:span text:style-name="T8">variable task0 variable task1 variable task2 <text:s/>ok</text:span></text:p>
            <text:p text:style-name="P2"><text:span text:style-name="T8">0 :noname begin ." *" pause again ; 320 128 512 spawn task0 ! <text:s/>ok</text:span></text:p>
            <text:p text:style-name="P2"><text:span text:style-name="T8">0 :noname begin ." x" pause again ; 320 128 512 spawn task1 ! <text:s/>ok</text:span></text:p>
            <text:p text:style-name="P2"><text:span text:style-name="T8">0 :noname begin ." @" pause again ; 320 128 512 spawn task2 ! <text:s/>ok</text:span></text:p>
            <text:p text:style-name="P2"><text:span text:style-name="T8">1 task0 @ task-interval! <text:s/>ok</text:span></text:p>
            <text:p text:style-name="P2"><text:span text:style-name="T8">5 task1 @ task-interval! <text:s/>ok</text:span></text:p>
            <text:p text:style-name="P2"><text:span text:style-name="T8">10 task2 @ task-interval! <text:s/>ok</text:span></text:p>
            <text:p text:style-name="P2"><text:span text:style-name="T8">task2 @ run task1 @ run task0 @ run <text:s/>ok</text:span></text:p>
            <text:p text:style-name="P2"><text:span text:style-name="T8">@@xx@x****x***@*x*****x***@*x*****x****@x****x****@*x*****x****@*x*********x********@*x********@*x***x****x*****x****@x*****x***@*x**************@*****x***@*x****x********x****@*x****x****x****x****@******x****@*x********@*x*****x***@*x****x***@*x*****x*****x*****x***@*****x*****x*****x***@*x****x**********x***@x*****x****@**********x*******@*x****x****@******x****@x*****x****@x****x****@*********@*x*****x*****x****x**@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imbus Mono PS1" svg:font-family="'Nimbus Mono PS'" style:font-pitch="variable"/>
    <style:font-face style:name="Nimbus Mono PS2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textarea-horizontal-align="left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9:43:34.478110885</meta:creation-date>
    <meta:editing-duration>PT14H29M6S</meta:editing-duration>
    <meta:editing-cycles>12</meta:editing-cycles>
    <meta:generator>LibreOffice/7.5.8.1$Linux_X86_64 LibreOffice_project/50$Build-1</meta:generator>
    <dc:title>Blue Curve</dc:title>
    <dc:date>2024-11-16T10:12:45.558791682</dc:date>
    <meta:document-statistic meta:object-count="91"/>
  </office:meta>
</office:document-meta>
</file>